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oryline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cker accidentally made <text:s/>animals on his home planet hosti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n character helps the hacker assemble a device to turn 1 animal to be friendly , but it only has 1 use and is unreliabl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character is able to use it to capture 1 animal but then the device explodes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cker needs to find a way to stop the devices from explod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leads to a village in which they convince eigther <text:s/>a scientist, a engineer , or a random dude with some sunglasses to help th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pending on what option they choose they need to go to a different place and collect different materials for a different solution to the problem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re is still a problem though , the capture devices are very expensive to mak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st to get some old factory equipment from abandoned ice ca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player can now buy capture devic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hacker tells the player that he studied the capture devices and found a way to make a device that makes all animals friendly but now he needs help <text:s/>to build i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asy puzzle where the player needs to align some tile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ne (although in a later dlc the player finds out that the device only affects the area of the island and not the 3 other islands on the planet and needs to get past bureocrazy to <text:s/>plant 3 more devices down on each island 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ide conte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help a old grandma get supplies for backing a cake (add the cake is a lie reference where it turns out to be 2 cakes instead of 1 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ture 3 different animals and return them to some kids so they can play around with them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ice-cave you find a ancient greek traveler who through misfortune has been away from his home on ithica for well over 2278 years and needs help building a boat <text:s/>(his name is odysseus 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 while exploring you find a stone that looks suspicious ask someone in the village about it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find mail in <text:s/>bottles along the beaches ,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rson picking flower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 all houses there are villagers who have various relationships with other villages 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here are some possible town nam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ghtfo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nehav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etherhel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lleli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0:57:32.824877101</meta:creation-date>
    <dc:date>2023-03-25T12:39:24.451188879</dc:date>
    <meta:editing-duration>PT10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